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0cee" officeooo:paragraph-rsid="001a0cee"/>
    </style:style>
    <style:style style:name="P2" style:family="paragraph" style:parent-style-name="Standard">
      <style:text-properties officeooo:rsid="001a0cee" officeooo:paragraph-rsid="001fdacd"/>
    </style:style>
    <style:style style:name="P3" style:family="paragraph" style:parent-style-name="Standard">
      <style:text-properties officeooo:rsid="001d8d34" officeooo:paragraph-rsid="001d8d34"/>
    </style:style>
    <style:style style:name="P4" style:family="paragraph" style:parent-style-name="Standard">
      <style:text-properties officeooo:rsid="001d8d34" officeooo:paragraph-rsid="001fdacd"/>
    </style:style>
    <style:style style:name="P5" style:family="paragraph" style:parent-style-name="Standard">
      <style:text-properties officeooo:rsid="001f4c56" officeooo:paragraph-rsid="001f4c56"/>
    </style:style>
    <style:style style:name="P6" style:family="paragraph" style:parent-style-name="Standard">
      <style:text-properties officeooo:rsid="001f4c56" officeooo:paragraph-rsid="001f5809"/>
    </style:style>
    <style:style style:name="P7" style:family="paragraph" style:parent-style-name="Standard">
      <style:text-properties fo:font-weight="bold" officeooo:rsid="001a0cee" officeooo:paragraph-rsid="001a0cee" style:font-weight-asian="bold" style:font-weight-complex="bold"/>
    </style:style>
    <style:style style:name="P8" style:family="paragraph" style:parent-style-name="Standard">
      <style:text-properties fo:font-weight="bold" officeooo:rsid="001d8d34" officeooo:paragraph-rsid="001d8d34" style:font-weight-asian="bold" style:font-weight-complex="bold"/>
    </style:style>
    <style:style style:name="P9" style:family="paragraph" style:parent-style-name="Standard">
      <style:text-properties fo:font-weight="bold" officeooo:rsid="001f4c56" officeooo:paragraph-rsid="001f4c56" style:font-weight-asian="bold" style:font-weight-complex="bold"/>
    </style:style>
    <style:style style:name="P10" style:family="paragraph" style:parent-style-name="Standard">
      <style:text-properties fo:font-weight="bold" officeooo:rsid="001f4c56" officeooo:paragraph-rsid="001f5809" style:font-weight-asian="bold" style:font-weight-complex="bold"/>
    </style:style>
    <style:style style:name="P11" style:family="paragraph" style:parent-style-name="Standard">
      <style:text-properties fo:font-size="20pt" fo:font-weight="bold" officeooo:rsid="001a0cee" officeooo:paragraph-rsid="001a0cee" style:font-size-asian="20pt" style:font-weight-asian="bold" style:font-size-complex="20pt" style:font-weight-complex="bold"/>
    </style:style>
    <style:style style:name="P12" style:family="paragraph" style:parent-style-name="Standard">
      <style:text-properties fo:font-size="18pt" style:text-underline-style="solid" style:text-underline-width="auto" style:text-underline-color="font-color" fo:font-weight="bold" officeooo:rsid="001d8d34" officeooo:paragraph-rsid="001d8d34" style:font-size-asian="18pt" style:font-weight-asian="bold" style:font-size-complex="18pt" style:font-weight-complex="bold"/>
    </style:style>
    <style:style style:name="P13" style:family="paragraph" style:parent-style-name="Standard">
      <style:text-properties fo:font-size="14pt" fo:font-weight="bold" officeooo:rsid="001a0cee" officeooo:paragraph-rsid="0022b24f" style:font-size-asian="14pt" style:font-weight-asian="bold" style:font-size-complex="14pt" style:font-weight-complex="bold"/>
    </style:style>
    <style:style style:name="P14" style:family="paragraph" style:parent-style-name="Standard">
      <style:text-properties fo:font-weight="bold" officeooo:rsid="001a0cee" officeooo:paragraph-rsid="001fdacd" style:font-weight-asian="bold" style:font-weight-complex="bold"/>
    </style:style>
    <style:style style:name="P15" style:family="paragraph" style:parent-style-name="Standard">
      <style:text-properties officeooo:rsid="001f4c56" officeooo:paragraph-rsid="00265900"/>
    </style:style>
    <style:style style:name="P16" style:family="paragraph" style:parent-style-name="Standard">
      <style:text-properties officeooo:rsid="001f4c56" officeooo:paragraph-rsid="001f5809"/>
    </style:style>
    <style:style style:name="T1" style:family="text">
      <style:text-properties officeooo:rsid="001b2df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2659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Stuti Parmar</text:p>
      <text:p text:style-name="P13">218516625</text:p>
      <text:p text:style-name="P11">LAB 2: <text:s/></text:p>
      <text:p text:style-name="P1"/>
      <text:p text:style-name="P12">PART 1</text:p>
      <text:p text:style-name="P1"/>
      <text:p text:style-name="P14">1.What is the size of Part1 folder in bytes? </text:p>
      <text:p text:style-name="P2">- The size of part1 folder is 8.75 MB.</text:p>
      <text:p text:style-name="P1"/>
      <text:p text:style-name="P1"><text:span text:style-name="T2">2. How many files are in this folder?</text:span> - There are 3 text files in the part 1 folder.</text:p>
      <text:p text:style-name="P1"><text:s text:c="3"/><text:span text:style-name="T2"><text:s/>What are their respective names and sizes (in bytes), as shown in Windows Explorer</text:span></text:p>
      <text:p text:style-name="P1"><text:tab/>- Text_1: 102 bytes</text:p>
      <text:p text:style-name="P1"><text:tab/>- Text_2: 106 bytes</text:p>
      <text:p text:style-name="P1"><text:tab/>- Text_3: 83 bytes</text:p>
      <text:p text:style-name="P1"/>
      <text:p text:style-name="P7">3. How many files, in total, do you see now in the folder C:\3482\Lab2\Part1? - <text:span text:style-name="T1">There are 7 files in Part1 folder now after selecting “show hidden files, folders, and drives.</text:span></text:p>
      <text:p text:style-name="P7">What are the names and sizes (in bytes) of the files you could not see before/initiall<text:span text:style-name="T1">y?</text:span></text:p>
      <text:p text:style-name="P1"><text:tab/>- <text:span text:style-name="T1">Winnie_1: 10.0 KB</text:span></text:p>
      <text:p text:style-name="P1"><text:tab/>- <text:span text:style-name="T1">Winnie_2: 30.5 KB</text:span></text:p>
      <text:p text:style-name="P1"><text:tab/>- <text:span text:style-name="T1">Winnie_3: 18.7 KB</text:span></text:p>
      <text:p text:style-name="P1"><text:tab/>- <text:span text:style-name="T1">Winnie-Book: 8.10 MB</text:span></text:p>
      <text:p text:style-name="P8">5. How many files do you see now in the folder C:\3482\Lab2\Part1? - There are only 2 files in Part1 folder now, Text_2 and Text_3.</text:p>
      <text:p text:style-name="P3"/>
      <text:p text:style-name="P8">6. Back in Windows Explorer, how many files do you see now in the folder</text:p>
      <text:p text:style-name="P4"><text:span text:style-name="T2">C:\3482\Lab2\Part1?</text:span><text:span text:style-name="T3"> </text:span></text:p>
      <text:p text:style-name="P4"><text:span text:style-name="T3">- </text:span>After using the command prompt, all 3 files are visible again, Text_1, Text_2 and Text_3.</text:p>
      <text:p text:style-name="P3"/>
      <text:p text:style-name="P8">7. What is the purpose of attrib command?</text:p>
      <text:p text:style-name="P3">- <text:s/>The purpose of attrib command are as follows:</text:p>
      <text:p text:style-name="P3"><text:s text:c="2"/>+ <text:s text:c="2"/>Sets an attribute.</text:p>
      <text:p text:style-name="P3"><text:s text:c="2"/>- <text:s text:c="2"/>Clears an attribute.</text:p>
      <text:p text:style-name="P3"><text:s text:c="2"/>R <text:s text:c="2"/>Read-only file attribute.</text:p>
      <text:p text:style-name="P3"><text:s text:c="2"/>A <text:s text:c="2"/>Archive file attribute.</text:p>
      <text:p text:style-name="P3"><text:s text:c="2"/>S <text:s text:c="2"/>System file attribute.</text:p>
      <text:p text:style-name="P3"><text:s text:c="2"/>H <text:s text:c="2"/>Hidden file attribute.</text:p>
      <text:p text:style-name="P3"><text:s text:c="2"/>O <text:s text:c="2"/>Offline attribute.</text:p>
      <text:p text:style-name="P3"><text:s text:c="2"/>I <text:s text:c="2"/>Not content indexed file attribute.</text:p>
      <text:p text:style-name="P3"><text:s text:c="2"/>X <text:s text:c="2"/>No scrub file attribute.</text:p>
      <text:p text:style-name="P3"><text:s text:c="2"/>V <text:s text:c="2"/>Integrity attribute.</text:p>
      <text:p text:style-name="P3"><text:s text:c="2"/>P <text:s text:c="2"/>Pinned attribute.</text:p>
      <text:p text:style-name="P3"><text:s text:c="2"/>U <text:s text:c="2"/>Unpinned attribute.</text:p>
      <text:p text:style-name="P3"><text:s text:c="2"/>B <text:s text:c="2"/>SMR Blob attribute.</text:p>
      <text:p text:style-name="P3"><text:s text:c="2"/>[drive:][path][filename]</text:p>
      <text:p text:style-name="P3"><text:s text:c="6"/>Specifies a file or files for attrib to process.</text:p>
      <text:p text:style-name="P3"><text:s text:c="2"/>/S <text:s/>Processes matching files in the current folder</text:p>
      <text:p text:style-name="P3"><text:soft-page-break/><text:s text:c="6"/>and all subfolders.</text:p>
      <text:p text:style-name="P3"><text:s text:c="2"/>/D <text:s/>Processes folders as well.</text:p>
      <text:p text:style-name="P3"><text:s text:c="2"/>/L <text:s/>Work on the attributes of the Symbolic Link versus</text:p>
      <text:p text:style-name="P3"><text:s text:c="6"/>the target of the Symbolic Link</text:p>
      <text:p text:style-name="P3"/>
      <text:p text:style-name="P8">8. Which prompt command would you use to make Text_2.txt hidden?</text:p>
      <text:p text:style-name="P3">- prompt to hide Text_2 file is &gt;attrib -h Text_2.txt</text:p>
      <text:p text:style-name="P3"/>
      <text:p text:style-name="P8">9. What is the file size of Winnie_1.jpg in bytes?</text:p>
      <text:p text:style-name="P3">- 10 KB is the size</text:p>
      <text:p text:style-name="P3"/>
      <text:p text:style-name="P8">11. Can Winnie_1.jpg now be seen in Windows Explorer?</text:p>
      <text:p text:style-name="P3">- No Winnie_1.jpg is not visible anymore.</text:p>
      <text:p text:style-name="P3"><text:s/><text:span text:style-name="T2">How many files – both hidden and non-hidden are (now) enlisted in directory C:\3482\Lab2\Part1?</text:span> </text:p>
      <text:p text:style-name="P3">- 6 Files are listed</text:p>
      <text:p text:style-name="P8">Is Winnie_1.jpg one of the enlisted/shown files?</text:p>
      <text:p text:style-name="P3">- No Winnie_1.jpg is not listed</text:p>
      <text:p text:style-name="P3"/>
      <text:p text:style-name="P8">10. Type: &gt;mspaint Text_1.txt:Winnie_1.jpg. What happens?</text:p>
      <text:p text:style-name="P3">- The Winnie_1.jpg file is now open in MsPaint.</text:p>
      <text:p text:style-name="P3"/>
      <text:p text:style-name="P8">11. Is the displayed size of Text_1.txt bigger or smaller than what was recorded in Step 1?</text:p>
      <text:p text:style-name="P3">- Size of Text_1.txt in Windows Explorer: 102 bytes</text:p>
      <text:p text:style-name="P3">- Size recorded in Step 1 for Text_1.txt: 102 bytes</text:p>
      <text:p text:style-name="P3">- The size remains the same for Text_1.txt file.</text:p>
      <text:p text:style-name="P3"/>
      <text:p text:style-name="P3"/>
      <text:p text:style-name="P3"/>
      <text:p text:style-name="P12">PART 2</text:p>
      <text:p text:style-name="P3"/>
      <text:p text:style-name="P3"><text:span text:style-name="T2">3. The filesize of Hearts.exe is:</text:span> 124 KB.</text:p>
      <text:p text:style-name="P3"/>
      <text:p text:style-name="P5"><text:span text:style-name="T2">7. Write down the SHA-256 checksum for Hearts.exe:</text:span> DF1F92FA1102E7956867A47F27C76F2CA404A354A01387B7165745E9C41F0D7E</text:p>
      <text:p text:style-name="P5"/>
      <text:p text:style-name="P5"><text:span text:style-name="T2">9. The file size of Hearts_modified_1.exe is: </text:span>124 KB.</text:p>
      <text:p text:style-name="P5"/>
      <text:p text:style-name="P9">10. Write down the SHA-256 checksum for Hearts_modified_1.exe, and compare it to the</text:p>
      <text:p text:style-name="P9">value recorded in step 7</text:p>
      <text:p text:style-name="P5">- 6F111D4B12BFCAA89C82DE2B9C24CC46EF0E1F7CF850F352C38E7EFC95E9983F</text:p>
      <text:p text:style-name="P5">- The SHA-256 of Hearts_modified_1.exe is completely different than Hearts.exe SHA-256.</text:p>
      <text:p text:style-name="P5"/>
      <text:p text:style-name="P5"><text:span text:style-name="T2">11. The filesize of Hearts_modified_2.exe is</text:span>: 124 KB.</text:p>
      <text:p text:style-name="P5"/>
      <text:p text:style-name="P9">12. Write down the SHA-256 checksum for Hearts_modified_2.exe</text:p>
      <text:p text:style-name="P5">- 962BB5632C93F39CDA535DBF19A362E738362974272429E6BABAE7F7C5B263B7</text:p>
      <text:p text:style-name="P5"/>
      <text:p text:style-name="P9"><text:soft-page-break/>13. What is the impact of data inserting / hiding on: a) the host-file’s size and, b) file’s</text:p>
      <text:p text:style-name="P9">checksum? </text:p>
      <text:p text:style-name="P5">- The host file’s size remains the same even after data inserting/hiding.</text:p>
      <text:p text:style-name="P5">- The checksum changes for host file when data is inserted/hidden.</text:p>
      <text:p text:style-name="P5"/>
      <text:p text:style-name="P9">15. How many ‘different’ segments have been identified in the two files? What are the</text:p>
      <text:p text:style-name="P9">hexadecimal locations of these segments?</text:p>
      <text:p text:style-name="P15">- 00012120, <text:span text:style-name="T4">0</text:span>0012170, <text:s/><text:span text:style-name="T4">0</text:span>0012180, <text:s/><text:span text:style-name="T4">0</text:span>0012190, <text:s/><text:span text:style-name="T4">0</text:span>0012170, <text:s/><text:span text:style-name="T4">0</text:span>00121A0, <text:s/><text:span text:style-name="T4">0</text:span>00121B0, <text:s/><text:span text:style-name="T4">0</text:span>00121C0, <text:s/><text:span text:style-name="T4">0</text:span>00121D0, <text:span text:style-name="T4">0</text:span>00121E0, <text:s/>00121F0, <text:s/><text:span text:style-name="T4">0</text:span>0012200, <text:s/><text:span text:style-name="T4">0</text:span>0012210, <text:s/><text:span text:style-name="T4">0</text:span>0012270, <text:s/><text:span text:style-name="T4">0</text:span>0012280, <text:s/><text:span text:style-name="T4">0</text:span>0012290, <text:s/><text:span text:style-name="T4">0</text:span>00122A0, <text:s/><text:span text:style-name="T4">0</text:span>00122E0, <text:span text:style-name="T4">0</text:span>00122F0, <text:span text:style-name="T4">00012300, <text:s/>00012320, <text:s/>00012360, <text:s/>00012370, <text:s/>00012380, <text:s/>00012390, <text:s/>000123A0, <text:s/>000123E0, <text:s/>000123F0, <text:s/>00012400, and so on.</text:span></text:p>
      <text:p text:style-name="P6"/>
      <text:p text:style-name="P10">17. The secret message is:</text:p>
      <text:p text:style-name="P6">- Part <text:span text:style-name="T4">I</text:span>: There is nothing more beautiful than a rainbow.</text:p>
      <text:p text:style-name="P6">- <text:span text:style-name="T4">Part II: But it takes both rain and sunshine </text:span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09:49:14.248409781</meta:creation-date>
    <dc:date>2024-02-12T11:04:06.845088392</dc:date>
    <meta:editing-duration>PT1H13M12S</meta:editing-duration>
    <meta:editing-cycles>8</meta:editing-cycles>
    <meta:generator>LibreOffice/7.6.4.1$Linux_X86_64 LibreOffice_project/e19e193f88cd6c0525a17fb7a176ed8e6a3e2aa1</meta:generator>
    <meta:document-statistic meta:table-count="0" meta:image-count="0" meta:object-count="0" meta:page-count="3" meta:paragraph-count="80" meta:word-count="642" meta:character-count="4035" meta:non-whitespace-character-count="3347"/>
  </office:meta>
</office:document-meta>
</file>